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5000000073E86FD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Georgia" style:font-name-complex="Georgia"/>
    </style:style>
    <style:style style:name="P2" style:family="paragraph" style:parent-style-name="Standard">
      <style:text-properties style:font-name="Georgia" fo:font-style="italic" style:font-style-asian="italic" style:font-name-complex="Georgia"/>
    </style:style>
    <style:style style:name="P3" style:family="paragraph" style:parent-style-name="Standard">
      <style:text-properties fo:color="#003366" style:font-name="Georgia" style:font-name-complex="Arial"/>
    </style:style>
    <style:style style:name="P4" style:family="paragraph" style:parent-style-name="Standard">
      <style:text-properties fo:color="#000000" style:font-name="Georgia" style:text-underline-style="solid" style:text-underline-width="auto" style:text-underline-color="font-color" fo:font-weight="bold" style:font-weight-asian="bold" style:font-name-complex="Arial"/>
    </style:style>
    <style:style style:name="P5" style:family="paragraph" style:parent-style-name="Standard">
      <style:text-properties fo:color="#000000" style:font-name="Georgia" style:text-underline-style="solid" style:text-underline-width="auto" style:text-underline-color="font-color" fo:font-weight="bold" officeooo:rsid="00189952" officeooo:paragraph-rsid="00189952" style:font-weight-asian="bold" style:font-name-complex="Arial"/>
    </style:style>
    <style:style style:name="P6" style:family="paragraph" style:parent-style-name="Standard">
      <style:text-properties fo:color="#000000" style:font-name="Georgia" style:text-underline-style="solid" style:text-underline-width="auto" style:text-underline-color="font-color" fo:font-weight="bold" officeooo:rsid="00189952" officeooo:paragraph-rsid="00189952" style:font-weight-asian="bold" style:font-name-complex="Arial" style:font-weight-complex="bold"/>
    </style:style>
    <style:style style:name="P7" style:family="paragraph" style:parent-style-name="Standard">
      <style:text-properties fo:color="#000000" style:font-name="Georgia" style:text-underline-style="none" fo:font-weight="normal" officeooo:rsid="00189952" officeooo:paragraph-rsid="00189952" style:font-weight-asian="normal" style:font-name-complex="Arial" style:font-weight-complex="normal"/>
    </style:style>
    <style:style style:name="P8" style:family="paragraph" style:parent-style-name="Standard" style:master-page-name="Standard">
      <style:paragraph-properties style:page-number="auto"/>
      <style:text-properties style:font-name="Georgia" style:text-underline-style="solid" style:text-underline-width="auto" style:text-underline-color="font-color" fo:font-weight="bold" officeooo:rsid="00189952" officeooo:paragraph-rsid="00189952" style:font-weight-asian="bold" style:font-name-complex="Georgia"/>
    </style:style>
    <style:style style:name="T1" style:family="text">
      <style:text-properties fo:font-weight="bold" style:font-weight-asian="bold" style:font-weight-complex="bold"/>
    </style:style>
    <style:style style:name="T2" style:family="text">
      <style:text-properties style:font-name="Georgia" style:font-name-complex="Georgia"/>
    </style:style>
    <style:style style:name="T3" style:family="text">
      <style:text-properties style:font-name="Georgia" officeooo:rsid="0018d63a" style:font-name-complex="Georgia"/>
    </style:style>
    <style:style style:name="T4" style:family="text">
      <style:text-properties style:font-name="Georgia" officeooo:rsid="0019ab80" style:font-name-complex="Georgia"/>
    </style:style>
    <style:style style:name="T5" style:family="text">
      <style:text-properties style:font-name="Georgia" officeooo:rsid="0019dc2e" style:font-name-complex="Georgia"/>
    </style:style>
    <style:style style:name="T6" style:family="text">
      <style:text-properties style:font-name="Georgia" officeooo:rsid="001b493a" style:font-name-complex="Georgia"/>
    </style:style>
    <style:style style:name="T7" style:family="text">
      <style:text-properties style:font-name="Georgia" officeooo:rsid="00202ccb" style:font-name-complex="Georgia"/>
    </style:style>
    <style:style style:name="T8" style:family="text">
      <style:text-properties style:font-name="Georgia" fo:font-style="italic" fo:font-weight="bold" style:font-style-asian="italic" style:font-weight-asian="bold" style:font-name-complex="Georgia"/>
    </style:style>
    <style:style style:name="T9" style:family="text">
      <style:text-properties style:font-name="Georgia" fo:font-weight="bold" style:font-weight-asian="bold" style:font-name-complex="Georgia"/>
    </style:style>
    <style:style style:name="T10" style:family="text">
      <style:text-properties style:font-name="Georgia" fo:font-weight="bold" officeooo:rsid="00189952" style:font-weight-asian="bold" style:font-name-complex="Georgia" style:font-weight-complex="bold"/>
    </style:style>
    <style:style style:name="T11" style:family="text">
      <style:text-properties style:font-name="Georgia" fo:font-weight="bold" officeooo:rsid="001b493a" style:font-weight-asian="bold" style:font-name-complex="Georgia"/>
    </style:style>
    <style:style style:name="T12" style:family="text">
      <style:text-properties style:font-name-asian="Georgia"/>
    </style:style>
    <style:style style:name="T13" style:family="text">
      <style:text-properties officeooo:rsid="001dc24f"/>
    </style:style>
    <style:style style:name="T14" style:family="text">
      <style:text-properties officeooo:rsid="001ee1b0"/>
    </style:style>
    <style:style style:name="T15" style:family="text">
      <style:text-properties officeooo:rsid="001f3b5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ssignment 1: Basic Skills – What you'll have to know.</text:p>
      <text:p text:style-name="Standard"/>
      <text:p text:style-name="Standard"><text:span text:style-name="Body_20_Text_20_In"><text:span text:style-name="T10">Readings:</text:span></text:span><text:span text:style-name="Body_20_Text_20_In"><text:span text:style-name="T2"><text:line-break/>Chapter by Mary English, Environmental Decision Making by Organizations: Choosing the Right Tools.</text:span></text:span></text:p>
      <text:p text:style-name="P1"/>
      <text:p text:style-name="Standard"><text:span text:style-name="T2">The readings can be found on</text:span><text:span text:style-name="T4">line</text:span><text:span text:style-name="T2">. <text:s/></text:span><text:span text:style-name="T5">This</text:span><text:span text:style-name="T2"> assignment should be </text:span><text:span text:style-name="T9">single spaced</text:span><text:span text:style-name="T2">. <text:s/></text:span><text:span text:style-name="T6">It</text:span><text:span text:style-name="T2"> must be a </text:span><text:span text:style-name="T9">minimum of </text:span><text:span text:style-name="T11">two</text:span><text:span text:style-name="T9"> page</text:span><text:span text:style-name="T11">s</text:span><text:span text:style-name="T2"> and a </text:span><text:span text:style-name="T9">maximum of </text:span><text:span text:style-name="T11">three</text:span><text:span text:style-name="T9"> pages</text:span><text:span text:style-name="T2">, not including any figures, tables or bibliography. <text:s/></text:span><text:span text:style-name="T8">Make sure to cite your work!</text:span></text:p>
      <text:p text:style-name="P3"><draw:a xlink:type="simple" xlink:href="http://bb.clarku.edu/webapps/blackboard/content/listContent.jsp?course_id=_2303_1&amp;content_id=_98886_1#endNav%23endNav"><draw:frame draw:style-name="fr1" draw:name="Image1" text:anchor-type="as-char" svg:width="0.0161in" svg:height="0.0161in" draw:z-index="0"><draw:image xlink:href="Pictures/1000020000000005000000073E86FDDF.png" xlink:type="simple" xlink:show="embed" xlink:actuate="onLoad"/></draw:frame></draw:a></text:p>
      <text:p text:style-name="P5">Objectives</text:p>
      <text:p text:style-name="P7">In this assignment, you will have two deliverables. <text:s/><text:span text:style-name="T1">First</text:span>, you will be asked to write an estimated “Level of Effort” (LOE) briefing for a new project, discussing the steps of decision making outlined in the assigned reading (see Figure 3.1), what you would do to engage with each step, and how long you estimate it might take. <text:s/><text:span text:style-name="T1">Second</text:span>, you will use an excel spreadsheet to justify the Level of Efforts you outline in step 1. <text:s/><text:span text:style-name="T13">This excel spreadsheet will require you to conduct some of your own primary research – for example, using indeed.com to estimate a range of possible salaries you may need to plan for, and for level of effort estimates you'll need to justify your hours in any way possible – from past experience, to ranged estimates with uncertainty, to information you can find online about similar projects. <text:s/>The excel sheet attached to this lab provides an example of the types of tools you will be able to use.</text:span></text:p>
      <text:p text:style-name="P4"/>
      <text:p text:style-name="P6">Materials</text:p>
      <text:p text:style-name="P7">To finish this lab, you will need Microsoft Excel installed on your laptop <text:span text:style-name="T14">and access to the internet.</text:span></text:p>
      <text:p text:style-name="P4"/>
      <text:p text:style-name="P4">Assignment</text:p>
      <text:p text:style-name="Standard"><text:span text:style-name="T2">You have been tasked by your boss to write a “Level of Effort” (LOE) briefing on a new project. <text:s/>These short briefings are designed to help companies or institutions estimate how long a project will take and how expensive it might be. <text:s text:c="2"/>You will be preparing a LOE briefing to explain </text:span><text:span text:style-name="T3">(a) </text:span><text:span text:style-name="T2">how long it might take, </text:span><text:span text:style-name="T3">and (b) how expensive it might be</text:span><text:span text:style-name="T2"> to answer the question:</text:span></text:p>
      <text:p text:style-name="P1"/>
      <text:p text:style-name="P2"><text:span text:style-name="T12">“</text:span>Where and how should funds be spent in the United States <text:span text:style-name="T15">to prevent Dam Failures in light of climate change</text:span>?”</text:p>
      <text:p text:style-name="P1"/>
      <text:p text:style-name="Standard"><text:span text:style-name="T2">This briefing should discuss </text:span><text:span text:style-name="T3">each step</text:span><text:span text:style-name="T2"> of </text:span><text:span text:style-name="T3">the</text:span><text:span text:style-name="T2"> decision making </text:span><text:span text:style-name="T3">process outlined by Mary English</text:span><text:span text:style-name="T2">, and the obstacles you </text:span><text:span text:style-name="T3">imagine could</text:span><text:span text:style-name="T2"> occur at each step. <text:s/>For example, you might include issues of environmental justice, the balance between costs, benefits and risks, and the </text:span><text:soft-page-break/><text:span text:style-name="T2">challenges of public opinion. <text:s/></text:span><text:span text:style-name="T7">You might also consider how long you think data collection might take, and for maximum points could even consider different approaches – i.e., collecting information from every location individually vs. doing broad-scope analyses using measures of likely risk to “screen” some locations. <text:s/></text:span><text:span text:style-name="T2">You should also make recommendations of criteria by which the methods you employ should be chosen – </text:span><text:span text:style-name="T7">i.e., what approaches would you actually choose based on the information you have?</text:span><text:span text:style-name="T2"> <text:s/>Make your best estimates of how long you might expect each step of the project to take in total hours (e.g., 80 hours = 2 work weeks for a single person), </text:span><text:span text:style-name="T3">and incorporate these estimates into your excel workshe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ault_20_Paragraph_20_Font" style:display-name="Default Paragraph Font" style:family="text"/>
    <style:style style:name="breadcrumb1" style:family="text" style:parent-style-name="Default_20_Paragraph_20_Font">
      <style:text-properties fo:font-size="8.5pt" style:font-size-asian="8.5pt" style:font-size-complex="8.5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ody_20_Text_20_In" style:display-name="Body Text In"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382</dc:title>
    <meta:initial-creator>Sam Ratick</meta:initial-creator>
    <meta:creation-date>2011-12-27T18:21:00</meta:creation-date>
    <dc:date>2015-08-28T08:19:04.833267942</dc:date>
    <meta:print-date>2010-01-19T10:45:00</meta:print-date>
    <meta:editing-cycles>24</meta:editing-cycles>
    <meta:editing-duration>PT45M27S</meta:editing-duration>
    <meta:generator>LibreOffice/4.2.8.2$Linux_x86 LibreOffice_project/420m0$Build-2</meta:generator>
    <meta:document-statistic meta:table-count="0" meta:image-count="1" meta:object-count="0" meta:page-count="2" meta:paragraph-count="12" meta:word-count="487" meta:character-count="2908" meta:non-whitespace-character-count="2412"/>
  </office:meta>
</office:document-meta>
</file>